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200%" fo:text-indent="0cm" style:auto-text-indent="true"/>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 muerte visita las calles cotidianamente. Viste mi cara, pero es diferente. Sus ojos son más claros, su piel se ve como rugosa. Su nariz y boca son otros. </text:p>
      <text:p text:style-name="P1">La he visto, sobre todo, en las multitudes. Como cuando voy al mercado y el tumulto se empuja y atropella. Dura un instante. Me mira con ojos somnolientos. Me ignora. </text:p>
      <text:p text:style-name="P1">Una vez nos hablamos. Su mirada fue triste y su voz estaba reblandecida por la fatalidad. Tenía un paquete envuelto en papel cartucho y una niña, de 8 años, colgaba de su brazo. No quiso decirme la fecha; pero me confesó que mi muerte sería la suya. Su existencia consiste en la espera por mi final. Cuando yo deje de respirar esa niña, que es la muerte de alguien más, será huérfan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2T15:00:37.94</meta:creation-date>
    <dc:date>2011-10-17T18:35:04.78</dc:date>
    <meta:editing-duration>PT33M34S</meta:editing-duration>
    <meta:editing-cycles>24</meta:editing-cycles>
    <meta:generator>LibreOffice/3.3$Win32 LibreOffice_project/330m19$Build-6</meta:generator>
    <meta:document-statistic meta:table-count="0" meta:image-count="0" meta:object-count="0" meta:page-count="1" meta:paragraph-count="3" meta:word-count="131" meta:character-count="710"/>
  </office:meta>
</office:document-meta>
</file>